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0.6902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1.0071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4165in"/>
    </style:style>
    <style:style style:name="co21" style:family="table-column">
      <style:table-column-properties fo:break-before="auto" style:column-width="0.6244in"/>
    </style:style>
    <style:style style:name="co22" style:family="table-column">
      <style:table-column-properties fo:break-before="auto" style:column-width="0.428in"/>
    </style:style>
    <style:style style:name="co23" style:family="table-column">
      <style:table-column-properties fo:break-before="auto" style:column-width="0.6571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0.755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1.0173in"/>
    </style:style>
    <style:style style:name="co28" style:family="table-column">
      <style:table-column-properties fo:break-before="auto" style:column-width="0.4055in"/>
    </style:style>
    <style:style style:name="co29" style:family="table-column">
      <style:table-column-properties fo:break-before="auto" style:column-width="0.5264in"/>
    </style:style>
    <style:style style:name="co30" style:family="table-column">
      <style:table-column-properties fo:break-before="auto" style:column-width="0.5366in"/>
    </style:style>
    <style:style style:name="co31" style:family="table-column">
      <style:table-column-properties fo:break-before="auto" style:column-width="1.1161in"/>
    </style:style>
    <style:style style:name="co32" style:family="table-column">
      <style:table-column-properties fo:break-before="auto" style:column-width="0.6681in"/>
    </style:style>
    <style:style style:name="co33" style:family="table-column">
      <style:table-column-properties fo:break-before="auto" style:column-width="0.8756in"/>
    </style:style>
    <style:style style:name="co34" style:family="table-column">
      <style:table-column-properties fo:break-before="auto" style:column-width="0.439in"/>
    </style:style>
    <style:style style:name="co35" style:family="table-column">
      <style:table-column-properties fo:break-before="auto" style:column-width="0.7665in"/>
    </style:style>
    <style:style style:name="co36" style:family="table-column">
      <style:table-column-properties fo:break-before="auto" style:column-width="0.8535in"/>
    </style:style>
    <style:style style:name="co37" style:family="table-column">
      <style:table-column-properties fo:break-before="auto" style:column-width="0.3402in"/>
    </style:style>
    <style:style style:name="co38" style:family="table-column">
      <style:table-column-properties fo:break-before="auto" style:column-width="0.9846in"/>
    </style:style>
    <style:style style:name="co39" style:family="table-column">
      <style:table-column-properties fo:break-before="auto" style:column-width="0.5043in"/>
    </style:style>
    <style:style style:name="co40" style:family="table-column">
      <style:table-column-properties fo:break-before="auto" style:column-width="0.4717in"/>
    </style:style>
    <style:style style:name="co4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default-cell-style-name="ce6"/>
        <table:table-column table:style-name="co3" table:default-cell-style-name="Default"/>
        <table:table-column table:style-name="co41" table:number-columns-repeated="966" table:default-cell-style-name="Default"/>
        <table:table-row table:style-name="ro1">
          <table:table-cell office:value-type="string">
            <text:p>Destination/Source</text:p>
          </table:table-cell>
          <table:table-cell office:value-type="string">
            <text:p>Armor Xemnas I</text:p>
          </table:table-cell>
          <table:table-cell table:style-name="ce1" office:value-type="string">
            <text:p>Armor Xemnas II</text:p>
          </table:table-cell>
          <table:table-cell table:style-name="ce1" office:value-type="string">
            <text:p>Axel I</text:p>
          </table:table-cell>
          <table:table-cell table:style-name="ce1" office:value-type="string">
            <text:p>Axel II</text:p>
          </table:table-cell>
          <table:table-cell office:value-type="string">
            <text:p>Barbossa</text:p>
          </table:table-cell>
          <table:table-cell table:style-name="ce1" office:value-type="string">
            <text:p>Blizzard Lord</text:p>
          </table:table-cell>
          <table:table-cell table:style-name="ce1" office:value-type="string">
            <text:p>Cerberus</text:p>
          </table:table-cell>
          <table:table-cell table:style-name="ce1" office:value-type="string">
            <text:p>Cloud</text:p>
          </table:table-cell>
          <table:table-cell office:value-type="string">
            <text:p>Dark Thorn</text:p>
          </table:table-cell>
          <table:table-cell office:value-type="string">
            <text:p>Demyx</text:p>
          </table:table-cell>
          <table:table-cell office:value-type="string">
            <text:p>Demyx OC</text:p>
          </table:table-cell>
          <table:table-cell office:value-type="string">
            <text:p>Final Xemnas</text:p>
          </table:table-cell>
          <table:table-cell office:value-type="string">
            <text:p>Grim Reaper I</text:p>
          </table:table-cell>
          <table:table-cell office:value-type="string">
            <text:p>Grim Reaper II</text:p>
          </table:table-cell>
          <table:table-cell table:style-name="ce1" office:value-type="string">
            <text:p>Groundshaker</text:p>
          </table:table-cell>
          <table:table-cell table:style-name="ce1" office:value-type="string">
            <text:p>Hades II</text:p>
          </table:table-cell>
          <table:table-cell table:style-name="ce1" office:value-type="string">
            <text:p>Hayner</text:p>
          </table:table-cell>
          <table:table-cell table:style-name="ce1" office:value-type="string">
            <text:p>Hercules</text:p>
          </table:table-cell>
          <table:table-cell office:value-type="string">
            <text:p>Hostile Program</text:p>
          </table:table-cell>
          <table:table-cell office:value-type="string">
            <text:p>Hydra</text:p>
          </table:table-cell>
          <table:table-cell table:style-name="ce1" office:value-type="string">
            <text:p>Jafar</text:p>
          </table:table-cell>
          <table:table-cell office:value-type="string">
            <text:p>Larxene</text:p>
          </table:table-cell>
          <table:table-cell table:style-name="ce1" office:value-type="string">
            <text:p>Leon</text:p>
          </table:table-cell>
          <table:table-cell office:value-type="string">
            <text:p>Lexaeus</text:p>
          </table:table-cell>
          <table:table-cell table:style-name="ce1" office:value-type="string">
            <text:p>Luxord</text:p>
          </table:table-cell>
          <table:table-cell office:value-type="string">
            <text:p>Marluxia</text:p>
          </table:table-cell>
          <table:table-cell office:value-type="string">
            <text:p>Oogie Boogie</text:p>
          </table:table-cell>
          <table:table-cell office:value-type="string">
            <text:p>Past Pete</text:p>
          </table:table-cell>
          <table:table-cell table:style-name="ce1" office:value-type="string">
            <text:p>Pete TR/Pete OC II</text:p>
          </table:table-cell>
          <table:table-cell office:value-type="string">
            <text:p>Prison Keeper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Roxas</text:p>
          </table:table-cell>
          <table:table-cell office:value-type="string">
            <text:p>Saix</text:p>
          </table:table-cell>
          <table:table-cell office:value-type="string">
            <text:p>Sark</text:p>
          </table:table-cell>
          <table:table-cell table:style-name="ce1" office:value-type="string">
            <text:p>Scar</text:p>
          </table:table-cell>
          <table:table-cell table:style-name="ce1" office:value-type="string">
            <text:p>Seifer</text:p>
          </table:table-cell>
          <table:table-cell table:style-name="ce1" office:value-type="string">
            <text:p>Sephiroth</text:p>
          </table:table-cell>
          <table:table-cell table:style-name="ce1" office:value-type="string">
            <text:p>Setzer</text:p>
          </table:table-cell>
          <table:table-cell office:value-type="string">
            <text:p>Shadow Stalker</text:p>
          </table:table-cell>
          <table:table-cell office:value-type="string">
            <text:p>Shan-Yu</text:p>
          </table:table-cell>
          <table:table-cell office:value-type="string">
            <text:p>Storm Rider</text:p>
          </table:table-cell>
          <table:table-cell office:value-type="string">
            <text:p>Terra</text:p>
          </table:table-cell>
          <table:table-cell table:style-name="ce1" office:value-type="string">
            <text:p>The Beast</text:p>
          </table:table-cell>
          <table:table-cell office:value-type="string">
            <text:p>The Experiment</text:p>
          </table:table-cell>
          <table:table-cell office:value-type="string">
            <text:p>Thresholder</text:p>
          </table:table-cell>
          <table:table-cell table:style-name="ce1" office:value-type="string">
            <text:p>Tifa</text:p>
          </table:table-cell>
          <table:table-cell table:style-name="ce1" office:value-type="string">
            <text:p>Twilight Thorn</text:p>
          </table:table-cell>
          <table:table-cell office:value-type="string">
            <text:p>Vexen</text:p>
          </table:table-cell>
          <table:table-cell table:style-name="ce1" office:value-type="string">
            <text:p>Vivi</text:p>
          </table:table-cell>
          <table:table-cell table:style-name="ce1" office:value-type="string">
            <text:p>Volcano Lord</text:p>
          </table:table-cell>
          <table:table-cell office:value-type="string">
            <text:p>Xaldin</text:p>
          </table:table-cell>
          <table:table-cell table:style-name="ce1" office:value-type="string">
            <text:p>Xemnas</text:p>
          </table:table-cell>
          <table:table-cell office:value-type="string">
            <text:p>Xigbar</text:p>
          </table:table-cell>
          <table:table-cell table:style-name="ce1" office:value-type="string">
            <text:p>Yuffie</text:p>
          </table:table-cell>
          <table:table-cell office:value-type="string">
            <text:p>Zexion</text:p>
          </table:table-cell>
          <table:table-cell table:number-columns-repeated="968"/>
        </table:table-row>
        <table:table-row table:style-name="ro1">
          <table:table-cell table:style-name="ce1" office:value-type="string">
            <text:p>Armor Xemnas 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Armor Xemnas II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Axel I</text:p>
          </table:table-cell>
          <table:table-cell table:style-name="ce2" table:number-columns-repeated="55"/>
          <table:table-cell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Axel II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Barbossa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Blizzard Lord</text:p>
          </table:table-cell>
          <table:table-cell table:style-name="ce2" table:number-columns-repeated="55"/>
          <table:table-cell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Cerberus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1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Cloud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Dark Thorn</text:p>
          </table:table-cell>
          <table:table-cell table:style-name="ce2" table:number-columns-repeated="55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Demy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Demyx OC</text:p>
          </table:table-cell>
          <table:table-cell table:number-columns-repeated="10" table:style-name="ce3" office:value-type="string">
            <text:p>X</text:p>
          </table:table-cell>
          <table:table-cell table:style-name="ce2"/>
          <table:table-cell table:number-columns-repeated="44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Final Xemnas</text:p>
          </table:table-cell>
          <table:table-cell table:number-columns-repeated="3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Grim Reaper I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12"/>
          <table:table-cell table:style-name="ce3" office:value-type="string">
            <text:p>X</text:p>
          </table:table-cell>
          <table:table-cell table:style-name="ce2" table:number-columns-repeated="20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Grim Reaper II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5"/>
          <table:table-cell table:number-columns-repeated="4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Groundshaker</text:p>
          </table:table-cell>
          <table:table-cell table:number-columns-repeated="14" table:style-name="ce3" office:value-type="string">
            <text:p>X</text:p>
          </table:table-cell>
          <table:table-cell table:style-name="ce2"/>
          <table:table-cell table:number-columns-repeated="40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Hades I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7"/>
          <table:table-cell table:style-name="ce5" office:value-type="string">
            <text:p>F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Hayner</text:p>
          </table:table-cell>
          <table:table-cell table:style-name="ce2" table:number-columns-repeated="55"/>
          <table:table-cell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Hercules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Hostile Program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8"/>
          <table:table-cell table:number-columns-repeated="2"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3"/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4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Hydra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Jafar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6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3"/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Larxene</text:p>
          </table:table-cell>
          <table:table-cell table:style-name="ce2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4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Leon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Lexaeus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Luxord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Marluxia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Oogie Boogie</text:p>
          </table:table-cell>
          <table:table-cell table:number-columns-repeated="26" table:style-name="ce3" office:value-type="string">
            <text:p>X</text:p>
          </table:table-cell>
          <table:table-cell table:style-name="ce2"/>
          <table:table-cell table:number-columns-repeated="28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Past Pete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Pete TR</text:p>
          </table:table-cell>
          <table:table-cell table:style-name="ce5" office:value-type="string">
            <text:p>F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2"/>
          <table:table-cell table:style-name="ce5" office:value-type="string">
            <text:p>F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5" office:value-type="string">
            <text:p>F</text:p>
          </table:table-cell>
          <table:table-cell table:style-name="ce2" table:number-columns-repeated="2"/>
          <table:table-cell table:number-columns-repeated="4" table:style-name="ce5" office:value-type="string">
            <text:p>F</text:p>
          </table:table-cell>
          <table:table-cell table:style-name="ce2" table:number-columns-repeated="9"/>
          <table:table-cell table:style-name="ce5" office:value-type="string">
            <text:p>F</text:p>
          </table:table-cell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Prison Keep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Riku</text:p>
          </table:table-cell>
          <table:table-cell table:style-name="ce2" table:number-columns-repeated="55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Rox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16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ai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4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ark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Scar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51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eifer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Sephiroth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etzer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Shadow Stalker</text:p>
          </table:table-cell>
          <table:table-cell table:number-columns-repeated="38" table:style-name="ce3" office:value-type="string">
            <text:p>X</text:p>
          </table:table-cell>
          <table:table-cell table:style-name="ce2"/>
          <table:table-cell table:number-columns-repeated="16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Shan-Yu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8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torm Rider</text:p>
          </table:table-cell>
          <table:table-cell table:number-columns-repeated="40" table:style-name="ce3" office:value-type="string">
            <text:p>X</text:p>
          </table:table-cell>
          <table:table-cell table:style-name="ce3"/>
          <table:table-cell table:number-columns-repeated="14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Terra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he Beast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he Experiment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hreshold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8"/>
          <table:table-cell table:number-columns-repeated="2" table:style-name="ce3" office:value-type="string">
            <text:p>X</text:p>
          </table:table-cell>
          <table:table-cell table:style-name="ce2" table:number-columns-repeated="18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5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ifa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wilight Thorn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3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Vexen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Vivi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Volcano Lord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Xaldin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Xemn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8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Xigbar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Yuffie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Zexion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/>
          <table:table-cell table:style-name="ce6" table:number-columns-repeated="55"/>
          <table:table-cell/>
          <table:table-cell table:style-name="ce1"/>
          <table:table-cell table:style-name="ce6" table:number-columns-repeated="96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5">07/05/2023</text:date>, <text:time>23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05T23:27:58.20</dc:date>
    <meta:generator>OpenOffice/4.1.10$Win32 OpenOffice.org_project/4110m2$Build-9807</meta:generator>
    <meta:editing-duration>P5DT21H32M28S</meta:editing-duration>
    <meta:editing-cycles>6</meta:editing-cycles>
    <meta:document-statistic meta:table-count="1" meta:cell-count="899" meta:object-count="0"/>
  </office:meta>
</office:document-meta>
</file>